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Noto Sans CJK KR Black" svg:font-family="'Noto Sans CJK KR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cm" draw:marker-start-width="0.2cm" draw:marker-end-width="0.2cm" draw:fill-color="#ff950e" draw:opacity="100%" draw:textarea-horizontal-align="justify" draw:textarea-vertical-align="middle" draw:auto-grow-height="false" fo:min-height="1.51cm" fo:min-width="19.072cm" fo:padding-top="0.125cm" fo:padding-bottom="0.125cm" fo:padding-left="0.25cm" fo:padding-right="0.25cm" draw:shadow="hidden"/>
    </style:style>
    <style:style style:name="gr2" style:family="graphic" style:parent-style-name="standard">
      <style:graphic-properties draw:stroke="dash" draw:stroke-dash="Fine_20_Dashed" svg:stroke-width="0cm" draw:marker-start-width="0.2cm" draw:marker-end-width="0.2cm" draw:fill-color="#ff950e" draw:opacity="100%" draw:opacity-name="Transparency_20_4" draw:textarea-horizontal-align="justify" draw:textarea-vertical-align="middle" draw:auto-grow-height="false" fo:min-height="1.528cm" fo:min-width="19.09cm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svg:stroke-width="0.035cm" svg:stroke-color="#ff9900" draw:marker-start-width="0.252cm" draw:marker-end-width="0.252cm" draw:fill-color="#ffffff" draw:textarea-horizontal-align="justify" draw:textarea-vertical-align="middle" draw:auto-grow-height="false" fo:min-height="2.78cm" fo:min-width="7.078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1.9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cm" fo:min-width="0cm"/>
    </style:style>
    <style:style style:name="P1" style:family="paragraph">
      <loext:graphic-properties draw:fill-color="#ff950e" draw:opacity="100%"/>
      <style:paragraph-properties fo:text-align="center"/>
    </style:style>
    <style:style style:name="P2" style:family="paragraph">
      <loext:graphic-properties draw:fill-color="#ff950e" draw:opacity="100%" draw:opacity-name="Transparency_20_4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start"/>
      <style:text-properties fo:color="#ff6600" style:font-name="Noto Sans CJK KR Black" fo:font-size="30pt" style:font-size-asian="30pt" style:font-size-complex="30pt"/>
    </style:style>
    <style:style style:name="P6" style:family="paragraph">
      <loext:graphic-properties draw:fill="none" draw:fill-color="#ffffff"/>
      <style:paragraph-properties fo:text-align="start"/>
      <style:text-properties fo:color="#ff6600" style:font-name="Noto Sans CJK KR Black" fo:font-size="30pt" style:font-size-asian="30pt" style:font-size-complex="30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text-properties style:text-underline-style="solid" style:text-underline-width="auto" style:text-underline-color="font-color"/>
    </style:style>
    <style:style style:name="P13" style:family="paragraph">
      <loext:graphic-properties draw:fill="none" draw:fill-color="#ffffff"/>
      <style:text-properties fo:font-size="15pt" style:text-underline-style="solid" style:text-underline-width="auto" style:text-underline-color="font-color" style:font-size-asian="15pt" style:font-size-complex="15pt"/>
    </style:style>
    <style:style style:name="P14" style:family="paragraph">
      <style:text-properties fo:color="#ff9900" style:font-name="Noto Sans CJK KR Black" fo:font-size="60pt" style:font-size-asian="60pt" style:font-size-complex="60pt"/>
    </style:style>
    <style:style style:name="P15" style:family="paragraph">
      <loext:graphic-properties draw:fill="none" draw:fill-color="#ffffff"/>
      <style:text-properties fo:color="#ff9900" style:font-name="Noto Sans CJK KR Black" fo:font-size="60pt" style:font-size-asian="60pt" style:font-size-complex="60pt"/>
    </style:style>
    <style:style style:name="T1" style:family="text">
      <style:text-properties fo:color="#ff6600" style:font-name="Noto Sans CJK KR Black" fo:font-size="30pt" style:font-size-asian="30pt" style:font-size-complex="3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style:text-position="super 58%"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none" style:font-size-asian="15pt" style:font-size-complex="15pt"/>
    </style:style>
    <style:style style:name="T8" style:family="text">
      <style:text-properties fo:color="#ff9900" style:font-name="Noto Sans CJK KR Black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.77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9.59cm" svg:height="1.778cm" svg:x="1cm" svg:y="25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718cm" svg:height="0.962cm" svg:x="1.343cm" svg:y="24.168cm">
          <draw:text-box>
            <text:p>056587965522</text:p>
          </draw:text-box>
        </draw:frame>
        <draw:frame draw:style-name="gr4" draw:text-style-name="P3" draw:layer="layout" svg:width="8.255cm" svg:height="1.673cm" svg:x="13.049cm" svg:y="24.141cm">
          <draw:text-box>
            <text:p>backslashgh@gmail.com</text:p>
          </draw:text-box>
        </draw:frame>
        <draw:custom-shape draw:style-name="gr5" draw:text-style-name="P4" draw:layer="layout" svg:width="7.612cm" svg:height="3.064cm" svg:x="1.008cm" svg:y="4.41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477cm" svg:height="2.159cm" svg:x="1.04cm" svg:y="4.264cm">
          <draw:text-box>
            <text:p text:style-name="P5"><text:span text:style-name="T1">SERVIC</text:span><text:span text:style-name="T1">E</text:span></text:p>
          </draw:text-box>
        </draw:frame>
        <draw:frame draw:style-name="gr6" draw:text-style-name="P6" draw:layer="layout" svg:width="6.477cm" svg:height="2.159cm" svg:x="1.041cm" svg:y="5.565cm">
          <draw:text-box>
            <text:p text:style-name="P5"><text:span text:style-name="T1">QUO</text:span><text:span text:style-name="T1">TE</text:span></text:p>
          </draw:text-box>
        </draw:frame>
        <draw:frame draw:style-name="gr7" draw:text-style-name="P8" draw:layer="layout" svg:width="17.135cm" svg:height="1.427cm" svg:x="1.899cm" svg:y="8.639cm">
          <draw:text-box>
            <text:p text:style-name="P7"><text:span text:style-name="T2">The </text:span><text:span text:style-name="T2">follo</text:span><text:span text:style-name="T2">wing </text:span><text:span text:style-name="T2">is </text:span><text:span text:style-name="T2">an </text:span><text:span text:style-name="T2">esti</text:span><text:span text:style-name="T2">mat</text:span><text:span text:style-name="T2">e of </text:span><text:span text:style-name="T2">cost </text:span><text:span text:style-name="T2">for </text:span><text:span text:style-name="T2">Hot</text:span><text:span text:style-name="T2">el </text:span><text:span text:style-name="T2">web</text:span><text:span text:style-name="T2">site </text:span><text:span text:style-name="T2">Dev</text:span><text:span text:style-name="T2">elop</text:span><text:span text:style-name="T2">men</text:span><text:span text:style-name="T2">t </text:span><text:span text:style-name="T2">proj</text:span><text:span text:style-name="T2">ect</text:span></text:p>
          </draw:text-box>
        </draw:frame>
        <draw:frame draw:style-name="gr8" draw:text-style-name="P10" draw:layer="layout" svg:width="5.696cm" svg:height="0.878cm" svg:x="1.905cm" svg:y="11.033cm">
          <draw:text-box>
            <text:p text:style-name="P9"><text:span text:style-name="T3">COST SUMMARY</text:span></text:p>
          </draw:text-box>
        </draw:frame>
        <draw:frame draw:style-name="gr3" draw:text-style-name="P8" draw:layer="layout" svg:width="10.124cm" svg:height="0.839cm" svg:x="1.813cm" svg:y="12.784cm">
          <draw:text-box>
            <text:p><text:span text:style-name="T2">Web Development, Domain </text:span><text:span text:style-name="T2">and Hosting </text:span></text:p>
          </draw:text-box>
        </draw:frame>
        <draw:frame draw:style-name="gr3" draw:text-style-name="P8" draw:layer="layout" svg:width="7.487cm" svg:height="0.839cm" svg:x="1.911cm" svg:y="14.15cm">
          <draw:text-box>
            <text:p><text:span text:style-name="T2">1 year Maintenance <text:s/>Support </text:span></text:p>
          </draw:text-box>
        </draw:frame>
        <draw:frame draw:style-name="gr3" draw:text-style-name="P8" draw:layer="layout" svg:width="7.745cm" svg:height="0.839cm" svg:x="1.913cm" svg:y="15.785cm">
          <draw:text-box>
            <text:p><text:span text:style-name="T2">24/7 Phone and Email Support</text:span></text:p>
          </draw:text-box>
        </draw:frame>
        <draw:frame draw:style-name="gr3" draw:text-style-name="P8" draw:layer="layout" svg:width="13.092cm" svg:height="0.86cm" svg:x="1.913cm" svg:y="17.585cm">
          <draw:text-box>
            <text:p><text:span text:style-name="T2">Recurring Domain </text:span><text:span text:style-name="T2">Renewal and </text:span><text:span text:style-name="T2">Hosting after 1</text:span><text:span text:style-name="T4">st</text:span><text:span text:style-name="T2"> </text:span><text:span text:style-name="T2">Year</text:span></text:p>
          </draw:text-box>
        </draw:frame>
        <draw:frame draw:style-name="gr3" draw:text-style-name="P8" draw:layer="layout" svg:width="1.624cm" svg:height="0.839cm" svg:x="1.913cm" svg:y="19.185cm">
          <draw:text-box>
            <text:p><text:span text:style-name="T2">Total</text:span></text:p>
          </draw:text-box>
        </draw:frame>
        <draw:frame draw:style-name="gr3" draw:text-style-name="P11" draw:layer="layout" svg:width="3.101cm" svg:height="0.878cm" svg:x="14.367cm" svg:y="12.611cm">
          <draw:text-box>
            <text:p text:style-name="P9"><text:span text:style-name="T5">USD 4000</text:span></text:p>
          </draw:text-box>
        </draw:frame>
        <draw:frame draw:style-name="gr3" draw:text-style-name="P11" draw:layer="layout" svg:width="5.883cm" svg:height="0.878cm" svg:x="14.368cm" svg:y="14.111cm">
          <draw:text-box>
            <text:p text:style-name="P9"><text:span text:style-name="T5">Included in Total Cost</text:span></text:p>
          </draw:text-box>
        </draw:frame>
        <draw:frame draw:style-name="gr3" draw:text-style-name="P11" draw:layer="layout" svg:width="5.883cm" svg:height="0.878cm" svg:x="14.368cm" svg:y="15.611cm">
          <draw:text-box>
            <text:p text:style-name="P9"><text:span text:style-name="T5">Included in Total Cost</text:span></text:p>
          </draw:text-box>
        </draw:frame>
        <draw:frame draw:style-name="gr3" draw:text-style-name="P11" draw:layer="layout" svg:width="3.101cm" svg:height="0.878cm" svg:x="14.668cm" svg:y="19.111cm">
          <draw:text-box>
            <text:p text:style-name="P9"><text:span text:style-name="T5">USD 4000</text:span></text:p>
          </draw:text-box>
        </draw:frame>
        <draw:frame draw:style-name="gr3" draw:text-style-name="P13" draw:layer="layout" svg:width="6.564cm" svg:height="0.839cm" svg:x="1.913cm" svg:y="20.686cm">
          <draw:text-box>
            <text:p text:style-name="P12"><text:span text:style-name="T6">PAYMENT </text:span><text:span text:style-name="T6">TERMS:</text:span><text:span text:style-name="T7"> 50/50</text:span></text:p>
          </draw:text-box>
        </draw:frame>
        <draw:frame draw:style-name="gr3" draw:text-style-name="P13" draw:layer="layout" svg:width="18.126cm" svg:height="1.427cm" svg:x="1.913cm" svg:y="21.986cm">
          <draw:text-box>
            <text:p text:style-name="P12"><text:span text:style-name="T6">DEVELOPMENT SCHEDULE:</text:span><text:span text:style-name="T7"> Time frame from start to completion of Web </text:span></text:p>
            <text:p text:style-name="P12"><text:span text:style-name="T7">Development is approximately 8 weeks</text:span><text:span text:style-name="T7"> </text:span></text:p>
          </draw:text-box>
        </draw:frame>
        <draw:frame draw:style-name="gr9" draw:text-style-name="P15" draw:layer="layout" svg:width="5.294cm" svg:height="3.384cm" svg:x="14.162cm" svg:y="4.077cm">
          <draw:text-box>
            <text:p text:style-name="P14"><text:span text:style-name="T8">&lt;/b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Noto Sans CJK KR Black" svg:font-family="'Noto Sans CJK KR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4:28:50.471523845</meta:creation-date>
    <dc:date>2018-12-07T17:20:15.788305722</dc:date>
    <meta:editing-duration>PT2H12M39S</meta:editing-duration>
    <meta:editing-cycles>6</meta:editing-cycles>
    <meta:generator>LibreOffice/5.1.6.2$Linux_X86_64 LibreOffice_project/10m0$Build-2</meta:generator>
    <meta:print-date>2018-12-07T15:47:20.801832372</meta:print-date>
    <meta:document-statistic meta:object-count="21"/>
  </office:meta>
</office:document-meta>
</file>